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B000002361173BAF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font-size="24pt" officeooo:rsid="001d7e97" officeooo:paragraph-rsid="001d7e97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Virtual DOM</text:p>
        </text:list-item>
        <text:list-item>
          <text:p text:style-name="P1">API vs server vs db/ relation bw these three</text:p>
        </text:list-item>
        <text:list-item>
          <text:p text:style-name="P1"><draw:frame draw:style-name="fr1" draw:name="Image1" text:anchor-type="char" svg:x="0.1945in" svg:y="0.5555in" svg:width="6.6752in" svg:height="5.6638in" draw:z-index="0"><draw:image xlink:href="Pictures/100000010000029B000002361173BAFE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9:55:13.720000000</meta:creation-date>
    <dc:date>2024-02-03T19:48:09.652000000</dc:date>
    <meta:editing-duration>PT2M34S</meta:editing-duration>
    <meta:editing-cycles>2</meta:editing-cycles>
    <meta:generator>LibreOffice/7.6.4.1$Windows_X86_64 LibreOffice_project/e19e193f88cd6c0525a17fb7a176ed8e6a3e2aa1</meta:generator>
    <meta:document-statistic meta:table-count="0" meta:image-count="1" meta:object-count="0" meta:page-count="1" meta:paragraph-count="3" meta:word-count="14" meta:character-count="58" meta:non-whitespace-character-count="49"/>
  </office:meta>
</office:document-meta>
</file>